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ourier New" fo:font-size="12pt" style:font-size-asian="12pt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 Sample Report</text:p>
      <text:p text:style-name="Standard"/>
      <text:p text:style-name="P1">Robert I. Kabacoff, Ph.D.</text:p>
      <text:p text:style-name="Standard"/>
      <text:p text:style-name="P3">&lt;&lt;echo=FALSE, results=hide&gt;&gt;=</text:p>
      <text:p text:style-name="P3">library(car)</text:p>
      <text:p text:style-name="P3">df &lt;- Salaries</text:p>
      <text:p text:style-name="P3">percentiles &lt;- function(x, y){</text:p>
      <text:p text:style-name="P3"><text:s text:c="5"/>P0 <text:s text:c="2"/>&lt;- aggregate(x, by=list(y), FUN=quantile, <text:s text:c="2"/>0)</text:p>
      <text:p text:style-name="P3"><text:s text:c="5"/>P25 <text:s/>&lt;- aggregate(x, by=list(y), FUN=quantile, .25)</text:p>
      <text:p text:style-name="P3"><text:s text:c="5"/>P50 <text:s/>&lt;- aggregate(x, by=list(y), FUN=quantile, <text:s/>.5)</text:p>
      <text:p text:style-name="P3"><text:s text:c="5"/>P75 <text:s/>&lt;- aggregate(x, by=list(y), FUN=quantile, .75)</text:p>
      <text:p text:style-name="P3"><text:s text:c="5"/>P100 &lt;- aggregate(x, by=list(y), FUN=quantile, <text:s text:c="2"/>1)</text:p>
      <text:p text:style-name="P3"><text:s text:c="5"/>qT &lt;- data.frame(P0, P25[2], P50[2], P75[2], P100[2])</text:p>
      <text:p text:style-name="P3"><text:s text:c="5"/>names(qT) &lt;- c("Group", "0%", "25%", "50%", "75%", "100%")</text:p>
      <text:p text:style-name="P3"><text:s text:c="5"/>return(qT)</text:p>
      <text:p text:style-name="P3">}</text:p>
      <text:p text:style-name="P3">quantTable&lt;- percentiles(df$salary, df$sex)</text:p>
      <text:p text:style-name="P3">@</text:p>
      <text:p text:style-name="P4"/>
      <text:p text:style-name="P6">1 The study</text:p>
      <text:p text:style-name="P4"/>
      <text:p text:style-name="P4">The salaries of \Sexpr{nrow(df)} male and female college professors were studied to assess possible gender discrimination. Summary statistics are provide in Table 1.</text:p>
      <text:p text:style-name="P4"/>
      <text:p text:style-name="P4">Table 1. Salary quantiles for male and female professors</text:p>
      <text:p text:style-name="P3">&lt;&lt;echo=FALSE, results=xml&gt;&gt;=</text:p>
      <text:p text:style-name="P3">odfTable(quantTable, useRowNames=FALSE)</text:p>
      <text:p text:style-name="P3">@</text:p>
      <text:p text:style-name="P4"/>
      <text:p text:style-name="P4">The distributions are plotted in Figure 1.</text:p>
      <text:p text:style-name="P4"/>
      <text:p text:style-name="P3">&lt;&lt;fig=TRUE, echo=FALSE&gt;&gt;=</text:p>
      <text:p text:style-name="P3">boxplot(df$salary ~ df$sex, col="lightgrey", ylab="Annual Salary (dollars)")</text:p>
      <text:p text:style-name="P3">@</text:p>
      <text:p text:style-name="P5">Figure 1. Distribution of salaries by gender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 AMT" fo:font-size="10pt" style:font-name-asian="NSimSun" style:font-size-asian="10pt" style:font-name-complex="Cumberland AM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Kabacoff</meta:initial-creator>
    <meta:creation-date>2013-10-09T08:43:18.76</meta:creation-date>
    <dc:date>2013-10-16T10:21:45.09</dc:date>
    <dc:creator>Robert Kabacoff</dc:creator>
    <meta:editing-duration>PT1H31M12S</meta:editing-duration>
    <meta:editing-cycles>41</meta:editing-cycles>
    <meta:generator>OpenOffice/4.0.1$Win32 OpenOffice.org_project/401m5$Build-9714</meta:generator>
    <meta:document-statistic meta:table-count="0" meta:image-count="0" meta:object-count="0" meta:page-count="1" meta:paragraph-count="28" meta:word-count="132" meta:character-count="1076"/>
  </office:meta>
</office:document-meta>
</file>